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26mm"/>
    </style:style>
    <style:style style:name="co4" style:family="table-column">
      <style:table-column-properties fo:break-before="auto" style:column-width="15.29mm"/>
    </style:style>
    <style:style style:name="co5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맑은 고딕" fo:font-size="7pt" fo:font-weight="bold" style:font-name-asian="맑은 고딕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7" table:number-columns-repeated="1017" table:default-cell-style-name="ce1"/>
        <table:table-row table:style-name="ro2">
          <table:table-cell office:value-type="string" calcext:value-type="string">
            <text:p>차량번호(필수)</text:p>
          </table:table-cell>
          <table:table-cell office:value-type="string" calcext:value-type="string">
            <text:p>운전자번호(필수)</text:p>
          </table:table-cell>
          <table:table-cell office:value-type="string" calcext:value-type="string">
            <text:p>세대통보</text:p>
            <text:p>(0: N, 1: Y)</text:p>
          </table:table-cell>
          <table:table-cell office:value-type="string" calcext:value-type="string">
            <text:p>전체비교</text:p>
            <text:p>(0: N, 1: Y)</text:p>
          </table:table-cell>
          <table:table-cell office:value-type="string" calcext:value-type="string">
            <text:p>주차허용</text:p>
            <text:p>(0:Y, 1: N)</text:p>
          </table:table-cell>
          <table:table-cell office:value-type="string" calcext:value-type="string">
            <text:p>불허 사유</text:p>
          </table:table-cell>
          <table:table-cell office:value-type="string" calcext:value-type="string">
            <text:p>기타(차종)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다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주차선 위반</text:p>
          </table:table-cell>
          <table:table-cell office:value-type="string" calcext:value-type="string">
            <text:p>현대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마91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00무61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-00-0000</text:date>, <text:time style:data-style-name="N2" text:time-value="13:21:48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8-22T12:18:48.23</meta:creation-date>
    <dc:date>2016-09-18T13:22:12.082000000</dc:date>
    <meta:editing-duration>PT1H6M25S</meta:editing-duration>
    <meta:editing-cycles>6</meta:editing-cycles>
    <meta:generator>LibreOffice/5.2.0.4$Windows_x86 LibreOffice_project/066b007f5ebcc236395c7d282ba488bca6720265</meta:generator>
    <meta:document-statistic meta:table-count="3" meta:cell-count="24" meta:object-count="0"/>
  </office:meta>
</office:document-meta>
</file>